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2.44pt" fo:break-before="auto" style:use-optimal-row-height="true"/>
    </style:style>
    <style:style style:name="ro6" style:family="table-row">
      <style:table-row-properties style:row-height="77.95pt" fo:break-before="auto" style:use-optimal-row-height="true"/>
    </style:style>
    <style:style style:name="ro7" style:family="table-row">
      <style:table-row-properties style:row-height="39.71pt" fo:break-before="auto" style:use-optimal-row-height="true"/>
    </style:style>
    <style:style style:name="ro8" style:family="table-row">
      <style:table-row-properties style:row-height="65.2pt" fo:break-before="auto" style:use-optimal-row-height="true"/>
    </style:style>
    <style:style style:name="ro9" style:family="table-row">
      <style:table-row-properties style:row-height="37.45pt" fo:break-before="auto" style:use-optimal-row-height="false"/>
    </style:style>
    <style:style style:name="ro10" style:family="table-row">
      <style:table-row-properties style:row-height="26.96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9.7pt" fo:break-before="auto" style:use-optimal-row-height="true"/>
    </style:style>
    <style:style style:name="ro13" style:family="table-row">
      <style:table-row-properties style:row-height="10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ackground-color="#ff3333"/>
      <style:text-properties fo:font-size="18pt" style:font-size-asian="18pt" style:font-size-complex="1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/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 style:data-style-name="N104">
      <style:table-cell-properties fo:background-color="#ff3333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10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B-Tech Spreadshee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Network Bid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8" office:value-type="currency" office:currency="USD" office:value="36798.14" calcext:value-type="currency">
            <text:p>$36,798.14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COST</text:p>
          </table:table-cell>
          <table:table-cell table:style-name="ce12" office:value-type="string" calcext:value-type="string">
            <text:p>TOTAL</text:p>
          </table:table-cell>
          <table:table-cell office:value-type="string" calcext:value-type="string">
            <text:p>SIT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7-8700 Desktop Processor 6 Cores up to 4.6GHz Turbo LGA1151 300 Series 65W BX80684i78700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299" calcext:value-type="currency">
            <text:p>$299.00</text:p>
          </table:table-cell>
          <table:table-cell office:value-type="currency" office:currency="USD" office:value="7774" calcext:value-type="currency">
            <text:p>$7,774.00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SI Z370-A PRO LGA 1151 (300 Series) Intel Z370 SATA 6Gb/s USB 3.1 ATX Intel Motherboard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99.99" calcext:value-type="currency">
            <text:p>$99.99</text:p>
          </table:table-cell>
          <table:table-cell office:value-type="currency" office:currency="USD" office:value="2599.74" calcext:value-type="currency">
            <text:p>$2,599.74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RAM</text:p>
          </table:table-cell>
          <table:table-cell office:value-type="string" calcext:value-type="string">
            <text:p>G.SKILL Ripjaws V Series 16GB (2 x 8GB) 288-Pin DDR4 SDRAM DDR4 3200 (PC4 25600) Intel Z170 Platform Desktop Memory Model F4-3200C16D-16GVGB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177.99" calcext:value-type="currency">
            <text:p>$177.99</text:p>
          </table:table-cell>
          <table:table-cell office:value-type="currency" office:currency="USD" office:value="4627.74" calcext:value-type="currency">
            <text:p>$4,627.74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CPU COOLER</text:p>
          </table:table-cell>
          <table:table-cell office:value-type="string" calcext:value-type="string">
            <text:p>Cooler Master Hyper 212 EVO - CPU Cooler with 120mm PWM Fan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779.74" calcext:value-type="currency">
            <text:p>$779.74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TORAGE 1</text:p>
          </table:table-cell>
          <table:table-cell office:value-type="string" calcext:value-type="string">
            <text:p>WD Blue 3D NAND 250GB PC SSD - SATA III 6 Gb/s M.2 2280 Solid State Drive - WDS250G2B0B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74.99" calcext:value-type="currency">
            <text:p>$74.99</text:p>
          </table:table-cell>
          <table:table-cell office:value-type="currency" office:currency="USD" office:value="1949.74" calcext:value-type="currency">
            <text:p>$1,949.74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TORAGE 2</text:p>
          </table:table-cell>
          <table:table-cell office:value-type="string" calcext:value-type="string">
            <text:p>WD Blue 1TB SATA 6 Gb/s 7200 RPM 64MB Cache 3.5 Inch Desktop Hard Drive (WD10EZEX)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43.99" calcext:value-type="currency">
            <text:p>$43.99</text:p>
          </table:table-cell>
          <table:table-cell office:value-type="currency" office:currency="USD" office:value="1143.74" calcext:value-type="currency">
            <text:p>$1,143.74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Cooler Master HAF 912 - Mid Tower Computer Case with High Airflow, Supporting up to Six 120mm Fans and USB 3.0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49.99" calcext:value-type="currency">
            <text:p>$49.99</text:p>
          </table:table-cell>
          <table:table-cell office:value-type="currency" office:currency="USD" office:value="1299.74" calcext:value-type="currency">
            <text:p>$1,299.74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OWER </text:p>
          </table:table-cell>
          <table:table-cell office:value-type="string" calcext:value-type="string">
            <text:p>EVGA 750 BQ, 80+ BRONZE 750W, Semi Modular, 5 Year Warranty, Includes FREE Power On Self Tester, Power Supply 110-BQ-0750-V1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93.08" calcext:value-type="currency">
            <text:p>$93.08</text:p>
          </table:table-cell>
          <table:table-cell office:value-type="currency" office:currency="USD" office:value="2420.08" calcext:value-type="currency">
            <text:p>$2,420.08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GRAPHICS</text:p>
          </table:table-cell>
          <table:table-cell office:value-type="string" calcext:value-type="string">
            <text:p>MSI GeForce GTX 1050 DirectX 12 GTX 1050 2GT OC 2GB 128-Bit GDDR5 PCI Express 3.0 x16 HDCP Ready ATX Video Card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154.79" calcext:value-type="currency">
            <text:p>$154.79</text:p>
          </table:table-cell>
          <table:table-cell office:value-type="currency" office:currency="USD" office:value="4024.54" calcext:value-type="currency">
            <text:p>$4,024.54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ETWORK CARD</text:p>
          </table:table-cell>
          <table:table-cell office:value-type="string" calcext:value-type="string">
            <text:p>Gigabyte GC-WB867D-I REV 4.2 PCI-Express x1 802.11a/b/g/n/ac Wi-Fi Adapter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59.89" calcext:value-type="currency">
            <text:p>$59.89</text:p>
          </table:table-cell>
          <table:table-cell office:value-type="currency" office:currency="USD" office:value="1557.14" calcext:value-type="currency">
            <text:p>$1,557.14</text:p>
          </table:table-cell>
          <table:table-cell office:value-type="string" calcext:value-type="string">
            <text:p>OUTLET PC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VRAM</text:p>
          </table:table-cell>
          <table:table-cell office:value-type="string" calcext:value-type="string">
            <text:p>Intel Optane Memory Module 32 GB PCIe M.2 80mm MEMPEK1W032GAXT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58.74" calcext:value-type="currency">
            <text:p>$58.74</text:p>
          </table:table-cell>
          <table:table-cell office:value-type="currency" office:currency="USD" office:value="1527.24" calcext:value-type="currency">
            <text:p>$1,527.24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MONITOR</text:p>
          </table:table-cell>
          <table:table-cell table:style-name="ce6" office:value-type="string" calcext:value-type="string">
            <text:p><text:span text:style-name="T1">Acer G226HQL 21.5-Inch Screen LED Monitor</text:span></text:p>
            <text:p/>
          </table:table-cell>
          <table:table-cell table:style-name="ce9" office:value-type="float" office:value="26" calcext:value-type="float">
            <text:p>26</text:p>
          </table:table-cell>
          <table:table-cell office:value-type="currency" office:currency="USD" office:value="89.99" calcext:value-type="currency">
            <text:p>$89.99</text:p>
          </table:table-cell>
          <table:table-cell office:value-type="currency" office:currency="USD" office:value="2339.74" calcext:value-type="currency">
            <text:p>$2,339.74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YBOARD + MOUSE</text:p>
          </table:table-cell>
          <table:table-cell office:value-type="string" calcext:value-type="string">
            <text:p>AmazonBasics Wired Keyboard and Wired Mouse Bundle Pack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currency" office:currency="USD" office:value="350.74" calcext:value-type="currency">
            <text:p>$350.74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12"/>
          <table:table-cell table:number-columns-repeated="2"/>
        </table:table-row>
        <table:table-row table:style-name="ro8">
          <table:table-cell office:value-type="string" calcext:value-type="string">
            <text:p>SERVER</text:p>
          </table:table-cell>
          <table:table-cell office:value-type="string" calcext:value-type="string">
            <text:p>SERVER </text:p>
          </table:table-cell>
          <table:table-cell office:value-type="string" calcext:value-type="string">
            <text:p>2017 Newest Dell PowerEdge T30 Tower Server System| Intel Xeon E3-1225 v5 3.3GHz Quad Core| 8GB RAM | 1TB HDD| DVD RW | No Ope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468.99" calcext:value-type="currency">
            <text:p>$468.99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11">
          <table:table-cell office:value-type="string" calcext:value-type="string">
            <text:p>TV</text:p>
          </table:table-cell>
          <table:table-cell office:value-type="string" calcext:value-type="string">
            <text:p>70” NEC</text:p>
          </table:table-cell>
          <table:table-cell office:value-type="string" calcext:value-type="string">
            <text:p>NEC E705 70" LED Displa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$2,949.00</text:p>
          </table:table-cell>
          <table:table-cell office:value-type="currency" office:currency="USD" office:value="2949" calcext:value-type="currency">
            <text:p>$2,949.00</text:p>
          </table:table-cell>
          <table:table-cell office:value-type="string" calcext:value-type="string">
            <text:p>CDW-G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12"/>
          <table:table-cell table:number-columns-repeated="2"/>
        </table:table-row>
        <table:table-row table:style-name="ro5">
          <table:table-cell/>
          <table:table-cell office:value-type="string" calcext:value-type="string">
            <text:p>WAP POE</text:p>
          </table:table-cell>
          <table:table-cell office:value-type="string" calcext:value-type="string">
            <text:p>Linksys Business LAPN600 Access Point Wireless Wi-Fi Dual Band 2.4 + 5GHz N600 with Po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105.97" calcext:value-type="currency">
            <text:p>$105.97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OUTERS</text:p>
          </table:table-cell>
          <table:table-cell office:value-type="string" calcext:value-type="string">
            <text:p>Ubiquiti EdgeRouter X Advanced Gigabit Ethernet Routers ER-X 256MB Storage 5 Gigabit RJ45 por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53.78" calcext:value-type="currency">
            <text:p>$53.78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style-name="ce12"/>
          <table:table-cell table:number-columns-repeated="2"/>
        </table:table-row>
        <table:table-row table:style-name="ro10">
          <table:table-cell office:value-type="string" calcext:value-type="string">
            <text:p>LAYER 3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Ubiquiti Unifi Security Gateway (US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112" calcext:value-type="currency">
            <text:p>$112.00</text:p>
          </table:table-cell>
          <table:table-cell office:value-type="string" calcext:value-type="string">
            <text:p>AMAZO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AMERAS</text:p>
          </table:table-cell>
          <table:table-cell office:value-type="string" calcext:value-type="string">
            <text:p>Ubiquiti UVC-G3-DOME-5 Video Camera with Wide-Angle lens and 1080p Video Solution-5 P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599.49" calcext:value-type="currency">
            <text:p>$599.49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IREWALL</text:p>
          </table:table-cell>
          <table:table-cell office:value-type="string" calcext:value-type="string">
            <text:p>Ubiquiti Networks USG-US Enterprise Gateway Router with Gigabit Ether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114.99" calcext:value-type="currency">
            <text:p>$114.99</text:p>
          </table:table-cell>
          <table:table-cell office:value-type="string" calcext:value-type="string">
            <text:p>NEWEGG</text:p>
          </table:table-cell>
          <table:table-cell/>
        </table:table-row>
        <table:table-row table:style-name="ro12">
          <table:table-cell table:style-name="ce3" table:number-columns-repeated="2"/>
          <table:table-cell table:style-name="ce7"/>
          <table:table-cell table:style-name="ce3" table:number-columns-repeated="5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3">
          <table:table-cell office:value-type="string" calcext:value-type="string">
            <text:p>CLIEN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 ENVY Desktop – 750-530qd Windows 10 Home 64</text:p>
            <text:p>7th Generation Intel® Core™ i5-7400 Processor; Intel® HD Graphics 630</text:p>
            <text:p>8 GB memory; 1 TB HDD storage</text:p>
            <text:p>Integrated Graphics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900" calcext:value-type="currency">
            <text:p>$900.00</text:p>
          </table:table-cell>
          <table:table-cell table:style-name="ce10" office:value-type="currency" office:currency="USD" office:value="23400" calcext:value-type="currency">
            <text:p>$23,400.00</text:p>
          </table:table-cell>
          <table:table-cell office:value-type="string" calcext:value-type="string">
            <text:p>H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AT5</text:p>
          </table:table-cell>
          <table:table-cell office:value-type="string" calcext:value-type="string">
            <text:p>VIVO 1,000 ft bulk Cat5e Ethernet Cable / Wire UTP Pull Box 1,000ft Cat-5e Style Grey (CABLE-V00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1.99" calcext:value-type="currency">
            <text:p>$41.99</text:p>
          </table:table-cell>
          <table:table-cell table:style-name="ce10" office:value-type="currency" office:currency="USD" office:value="41.99" calcext:value-type="currency">
            <text:p>$41.99</text:p>
          </table:table-cell>
          <table:table-cell office:value-type="string" calcext:value-type="string">
            <text:p>AMAZON</text:p>
          </table:table-cell>
          <table:table-cell/>
        </table:table-row>
      </table:table>
      <table:named-expressions>
        <table:named-range table:name="Community" table:base-cell-address="$Sheet1.$C$8" table:cell-range-address="$Sheet1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02:39.260830551</meta:creation-date>
    <dc:date>2018-04-12T10:04:04.685193262</dc:date>
    <meta:editing-duration>PT8M50S</meta:editing-duration>
    <meta:editing-cycles>1</meta:editing-cycles>
    <meta:document-statistic meta:table-count="1" meta:cell-count="147" meta:object-count="0"/>
    <meta:generator>LibreOffice/5.2.7.2$Linux_X86_64 LibreOffice_project/20m0$Build-2</meta:generator>
  </office:meta>
</office:document-meta>
</file>